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Normal2" svg:font-family="TheSansMonoConNormal" style:font-family-generic="swiss" style:font-pitch="fixed"/>
    <style:font-face style:name="Lucida Grande" svg:font-family="'Lucida Grande'" style:font-pitch="variable"/>
    <style:font-face style:name="Utopia" svg:font-family="Utopia" style:font-pitch="variable"/>
    <style:font-face style:name="ZapfDingbats2"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ullet">
      <style:paragraph-properties fo:margin-left="0.65in" fo:margin-right="0.6in" fo:text-indent="-0.25in" style:auto-text-indent="false"/>
    </style:style>
    <style:style style:name="P4" style:family="paragraph" style:parent-style-name="Code">
      <style:text-properties style:font-name="TheSansMonoConNormal2"/>
    </style:style>
    <style:style style:name="P5" style:family="paragraph" style:parent-style-name="Code">
      <style:text-properties style:font-name="TheSansMonoConNormal2" style:font-name-asian="TheSansMonoConNormal3"/>
    </style:style>
    <style:style style:name="P6" style:family="paragraph" style:parent-style-name="Chapter_20_Title">
      <style:paragraph-properties>
        <style:tab-stops>
          <style:tab-stop style:position="0.8126in"/>
        </style:tab-stops>
      </style:paragraph-properties>
      <style:text-properties officeooo:paragraph-rsid="001f7915"/>
    </style:style>
    <style:style style:name="P7" style:family="paragraph" style:parent-style-name="Standard">
      <style:paragraph-properties fo:text-align="justify" style:justify-single-word="false"/>
      <style:text-properties officeooo:paragraph-rsid="001f7915"/>
    </style:style>
    <style:style style:name="P8" style:family="paragraph" style:parent-style-name="Standard">
      <style:text-properties fo:color="#bfbfbf" style:font-name="ZapfDingbats" fo:font-size="14pt" officeooo:paragraph-rsid="001f7915" style:font-name-asian="ZapfDingbats" style:font-size-asian="14pt" style:font-name-complex="ZapfDingbats" style:font-size-complex="14pt"/>
    </style:style>
    <style:style style:name="P9" style:family="paragraph" style:parent-style-name="Chapter_20_Number" style:master-page-name="Standard">
      <style:paragraph-properties style:page-number="auto"/>
      <style:text-properties officeooo:paragraph-rsid="001f7915"/>
    </style:style>
    <style:style style:name="P10" style:family="paragraph" style:parent-style-name="Bullet" style:list-style-name="WW8Num11"/>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sian="TheSansMonoConNormal3"/>
    </style:style>
    <style:style style:name="T5"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8" style:family="text">
      <style:text-properties fo:language="en" fo:country="GB" style:font-name-asian="Calibri" style:font-size-complex="11pt" style:language-complex="ar" style:country-complex="SA"/>
    </style:style>
    <style:style style:name="T9"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10" style:family="text">
      <style:text-properties style:font-name="TheSansMonoConNormal2"/>
    </style:style>
    <style:style style:name="T11" style:family="text">
      <style:text-properties style:font-name="TheSansMonoConNormal2" style:font-name-asian="TheSansMonoConNormal3"/>
    </style:style>
    <style:style style:name="T12" style:family="text">
      <style:text-properties officeooo:rsid="001d896f"/>
    </style:style>
    <style:style style:name="T13" style:family="text">
      <style:text-properties officeooo:rsid="001f7915"/>
    </style:style>
    <style:style style:name="T14" style:family="text"/>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21537200" text:id="ct94365921537200">
          <text:insertion>
            <office:change-info>
              <dc:creator>Ray Lischner</dc:creator>
              <dc:date>2020-05-04T12:26:47</dc:date>
            </office:change-info>
          </text:insertion>
        </text:changed-region>
        <text:changed-region xml:id="ct94365888264064" text:id="ct94365888264064">
          <text:insertion>
            <office:change-info>
              <dc:creator>Ray Lischner</dc:creator>
              <dc:date>2020-05-04T12:33:02</dc:date>
            </office:change-info>
          </text:insertion>
        </text:changed-region>
        <text:changed-region xml:id="ct94365909514000" text:id="ct94365909514000">
          <text:insertion>
            <office:change-info>
              <dc:creator>Ray Lischner</dc:creator>
              <dc:date>2020-05-04T12:37:38</dc:date>
            </office:change-info>
          </text:insertion>
        </text:changed-region>
        <text:changed-region xml:id="ct94365700826496" text:id="ct94365700826496">
          <text:insertion>
            <office:change-info>
              <dc:creator>Ray Lischner</dc:creator>
              <dc:date>2020-05-04T12:37:46</dc:date>
            </office:change-info>
          </text:insertion>
        </text:changed-region>
        <text:changed-region xml:id="ct94365820140128" text:id="ct94365820140128">
          <text:insertion>
            <office:change-info>
              <dc:creator>Ray Lischner</dc:creator>
              <dc:date>2020-05-04T12:30:56</dc:date>
            </office:change-info>
          </text:insertion>
        </text:changed-region>
        <text:changed-region xml:id="ct94365804123904" text:id="ct94365804123904">
          <text:deletion>
            <office:change-info>
              <dc:creator>Ray Lischner</dc:creator>
              <dc:date>2020-05-04T12:30:56</dc:date>
            </office:change-info>
            <text:p text:style-name="Body_20_Text_20_Cont"><text:span text:style-name="T13">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921537200"/>E X P L O R A T I O N <text:s/><text:span text:style-name="T12">7</text:span><text:span text:style-name="T13">1</text:span></text:p>
      <text:p text:style-name="P7"/>
      <text:p text:style-name="P8"></text:p>
      <text:p text:style-name="P6"><text:span text:style-name="T7"><office:annotation><dc:creator>Michael Thomas</dc:creator><dc:date>2020-04-13T08:49:09.01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2.1</text:span></text:p>
<text:p text:style-name="P11"><text:span text:style-name="T15"/></text:p>
<text:p text:style-name="P11"><text:span text:style-name="T15">All links in the chapter work.</text:span></text:p>
</office:annotation></text:span><text:bookmark-start text:name="Ref_Title"/><text:change-end text:change-id="ct94365921537200"/><office:annotation office:name="__Annotation__11482_127453247" loext:resolved="false"><dc:creator>Michael Thomas</dc:creator><dc:date>2020-04-24T17:13:31.91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4.</text:span></text:p>
<text:p text:style-name="P11"><text:span text:style-name="T15"/></text:p>
<text:p text:style-name="P11"><text:span text:style-name="T15">All links in the chapter work.</text:span></text:p>
</office:annotation>Names, Namespaces, and Templates<text:bookmark-end text:name="Ref_Title"/><office:annotation-end office:name="__Annotation__11482_127453247"/></text:p>
      <text:p text:style-name="Body_20_Text_20_First">The basics of using namespaces and templates are straightforward and easy to learn. Taking advantage of argument-dependent lookup (ADL) is also simple<text:alphabetical-index-mark text:string-value="advantages" text:key1="Name lookup" text:key2="argument-dependent lookup"/>: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text:soft-page-break/>and why the following is illegal:</text:p>
      <text:p text:style-name="Code"><text:change-start text:change-id="ct94365888264064"/><text:hidden-text text:condition="ooow:" text:string-value=".cxx" text:is-hidden="true"/><text:change-end text:change-id="ct94365888264064"/>enum X { X } X;</text:p>
      <text:p text:style-name="Code">void XX(X X=X) { if (X X=X) X; }</text:p>
      <text:p text:style-name="Body_20_Text_20_Cont">But rational programmers don’t write code in that manner, and some <office:annotation office:name="__Annotation__1474_1084742927" loext:resolved="false"><dc:creator>Michael Thomas</dc:creator><dc:date>2020-04-27T11:47:24.290000000</dc:date><text:p text:style-name="P11"><text:span text:style-name="T17">Sp?</text:span></text:p>
</office:annotation>common<text:change-start text:change-id="ct94365909514000"/> <text:change-end text:change-id="ct94365909514000"/>sense<office:annotation-end office:name="__Annotation__1474_1084742927"/> guidelines go a long way toward simplifying the complicated rules. Thus, this Exploration provides more details than earlier in the book but omits many picky details that matter only to entrants in obfuscated C++ contests.</text:p>
      <text:h text:style-name="Heading_20_1" text:outline-level="1">Common Rules</text:h>
      <text:p text:style-name="Body_20_Text_20_First">Certain rules apply to all types of name lookup. (Subsequent sections will examine the rules particular to <text:span text:style-name="T5">various</text:spa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text:span text:style-name="Code_20_Inline">const</text:span> qualification must be different for member functions, or constraints must <text:span text:style-name="T5">enable the compiler to distinguish among overloaded functions</text:span>.</text:p>
      <text:p text:style-name="Body_20_Text_20_Cont">Access rules (public, private, or protected) have no effect on name lookup rules for members of a class (nested types and typedefs, data members, and member <text:soft-page-break/>functions). The usual name lookup rules identify the proper declaration, and only then does the compiler check whether access to the name is permitted.</text:p>
      <text:p text:style-name="Body_20_Text_20_Cont">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Body_20_Text_20_Cont">Template specializations do not impact name lookup. The compiler looks for the declaration of the primary template. Once that is found, then the compiler uses the template arguments to determine which specialization, if any, to use.</text:p>
      <text:h text:style-name="Heading_20_1" text:outline-level="1">Name Lookup in Templates</text:h>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another may declare it as a function. (Of course, such a programming style is highly discouraged, but the rules of C++ must allow for such possibilities.)</text:p>
      <text:p text:style-name="Body_20_Text_20_Cont">Lookup of nondependent names follows the usual name lookup rules where the template is defined. Lookup of dependent names may include lookup in namespaces associated with the template instantiation in addition to the normal rules that apply where the template is defined. <text:span text:style-name="T5">Later</text:span> sections provide additional details, according to the kind of name lookup being performed.</text:p>
      <text:h text:style-name="Heading_20_1" text:outline-level="1"><text:soft-page-break/>Three Kinds of Name Lookup</text:h>
      <text:p text:style-name="Body_20_Text_20_First">C++ defines three kinds of name lookup: member access operators; names prefaced by class, enumeration, or namespace names; and bare names.</text:p>
      <text:p text:style-name="P3">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or an object that <text:span text:style-name="T5">defines the </text:span><text:span text:style-name="Code_20_Inline"><text:span text:style-name="T8">-&gt;</text:span></text:span><text:span text:style-name="T5"> operator</text:span>.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p text:style-name="P3">A class, enumeration, or namespace name may be followed by the scope operator (<text:span text:style-name="Code_20_Inline">::</text:span>) and a name, such as <text:span text:style-name="Code_20_Inline">std::string</text:span> or <text:span text:style-name="Code_20_Inline">std::string::</text:span><text:span text:style-name="Code_20_Inline"><text:span text:style-name="T8">npos</text:span></text:span>. 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text:span><text:span text:style-name="Code_20_Inline"><text:span text:style-name="T9">filesystem</text:span></text:span><text:span text:style-name="Code_20_Inline">::</text:span><text:span text:style-name="Code_20_Inline"><text:span text:style-name="T9">path</text:span></text:span><text:span text:style-name="Code_20_Inline">::</text:span><text:span text:style-name="Code_20_Inline"><text:span text:style-name="T9">value_type</text:span></text:span>, <text:span text:style-name="Code_20_Inline">std</text:span> and <text:span text:style-name="Code_20_Inline"><text:span text:style-name="T9">filesystem</text:span></text:span> are namespace names; <text:span text:style-name="Code_20_Inline"><text:span text:style-name="T9">path</text:span></text:span> is a class; and <text:span text:style-name="Code_20_Inline"><text:span text:style-name="T9">value_type</text:span></text:span> is a member typedef.</text:p>
      <text:p text:style-name="P3">A plain identifier or operator is called an <text:span text:style-name="Emphasis">unqualified</text:span> name. T<text:alphabetical-index-mark text:string-value="unqualified name" text:key1="Name lookup"/>he name can be a namespace name, type name, function name, or object name, depending on context. Different contexts have slightly different lookup rules.</text:p>
      <text:p text:style-name="Body_20_Text_20_Cont"><text:soft-page-break/>The next three sections describe each style of name lookup in more detail.</text:p>
      <text:h text:style-name="Heading_20_1" text:outline-level="1"><text:bookmark-start text:name="member"/>Member Access Operators</text:h>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d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text:span text:style-name="T5">employ</text:span> a <text:span text:style-name="Code_20_Inline">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mplate parameter or depends on a template parameter, the compiler does not know which members may be inherited from the base class until the template is instantiated. You should use <text:span text:style-name="Code_20_Inline">this-&gt;</text:span> to access an inherited member, to tell the compiler that the name is a member name, and the compiler will look up the name when it instantiates the template.</text:p>
      <text:p text:style-name="Body_20_Text_20_Cont">Listing 71-1 demonstrates several uses for member access operators.</text:p>
      <text:p text:style-name="Code_20_Caption"><text:soft-page-break/><text:span text:style-name="T3">Listing 71-1.</text:span> Member Access Operators</text:p>
      <text:p text:style-name="Code">import &lt;cmath&gt;;</text:p>
      <text:p text:style-name="Code">import &lt;iostream&gt;;</text:p>
      <text:p text:style-name="Code"/>
      <text:p text:style-name="Code">template&lt;class T&gt;</text:p>
      <text:p text:style-name="Code">class point2d {</text:p>
      <text:p text:style-name="Code">public:</text:p>
      <text:p text:style-name="Code"><text:span text:style-name="T4"><text:s text:c="3"/></text:span>point2d(T x, T y) : x_{x<text:span text:style-name="T6">}</text:span>, y_<text:span text:style-name="T6">{</text:span>y<text:span text:style-name="T6">}</text:span> {}</text:p>
      <text:p text:style-name="Code"><text:span text:style-name="T4"><text:s text:c="3"/></text:span>virtual ~point2d() {}</text:p>
      <text:p text:style-name="Code"><text:span text:style-name="T4"><text:s text:c="3"/></text:span>T x() const { return x_; }</text:p>
      <text:p text:style-name="Code"><text:span text:style-name="T4"><text:s text:c="3"/></text:span>T y() const { return y_; }</text:p>
      <text:p text:style-name="Code"><office:annotation office:name="__Annotation__1504_1084742927" loext:resolved="false"><dc:creator>Michael Thomas</dc:creator><dc:date>2020-04-27T11:51:32.980000000</dc:date><text:p text:style-name="P11"><text:span text:style-name="T16">This line generates a warning.</text:span></text:p>
<text:p text:style-name="P11"><text:span text:style-name="T16"/></text:p>
<text:p text:style-name="P11"><text:span text:style-name="T16">warning C4244: 'return': conversion from 'double' to 'T', possible loss of data</text:span></text:p>
</office:annotation><text:span text:style-name="T4"><text:s text:c="3"/></text:span>T abs() const { return std::sqrt(x() * x() + y() * y()); }<office:annotation-end office:name="__Annotation__1504_1084742927"/></text:p>
      <text:p text:style-name="Code"><text:span text:style-name="T4"><text:s text:c="3"/></text:span>virtual void print(std::ostream&amp; stream) const {</text:p>
      <text:p text:style-name="Code"><text:span text:style-name="T4"><text:s text:c="6"/></text:span>stream &lt;&lt; '(' &lt;&lt; x() &lt;&lt; ", " &lt;&lt; y() &lt;&lt; ')';</text:p>
      <text:p text:style-name="Code"><text:span text:style-name="T4"><text:s text:c="3"/></text:span>}</text:p>
      <text:p text:style-name="Code">private:</text:p>
      <text:p text:style-name="Code"><text:span text:style-name="T4"><text:s text:c="3"/></text:span>T x_, y_;</text:p>
      <text:p text:style-name="Code">};</text:p>
      <text:p text:style-name="Code"/>
      <text:p text:style-name="Code">template&lt;class T&gt;</text:p>
      <text:p text:style-name="Code">class point3d : public point2d&lt;T&gt; {</text:p>
      <text:p text:style-name="Code">public:</text:p>
      <text:p text:style-name="Code"><text:span text:style-name="T4"><text:s text:c="3"/></text:span>point3d(T x, T y, T z) : point2d&lt;T&gt;<text:span text:style-name="T6">{</text:span>x, y<text:span text:style-name="T6">}</text:span>, z_<text:span text:style-name="T6">{</text:span>z<text:span text:style-name="T6">}</text:span> {}</text:p>
      <text:p text:style-name="Code"><text:span text:style-name="T4"><text:s text:c="3"/></text:span>T z() const { return z_; }</text:p>
      <text:p text:style-name="Code"><text:span text:style-name="T4"><text:s text:c="3"/></text:span>T abs() const {</text:p>
      <text:p text:style-name="Code"><text:span text:style-name="T4"><text:s/></text:span><text:span text:style-name="T11"><text:s text:c="5"/></text:span><text:span text:style-name="T10">return static_cast&lt;T&gt;(std::sqrt(</text:span><text:span text:style-name="Code_20_Bold"><text:span text:style-name="T10">this-&gt;x</text:span></text:span><text:span text:style-name="T10">() * </text:span><text:span text:style-name="Code_20_Bold"><text:span text:style-name="T10">this-&gt;x</text:span></text:span><text:span text:style-name="T10">() +</text:span></text:p>
      <text:p text:style-name="Code"><text:span text:style-name="T11"><text:s text:c="17"/></text:span><text:span text:style-name="Code_20_Bold"><text:span text:style-name="T10">this-&gt;y</text:span></text:span><text:span text:style-name="T10">() * </text:span><text:span text:style-name="Code_20_Bold"><text:span text:style-name="T10">this-&gt;y</text:span></text:span><text:span text:style-name="T10">() +</text:span></text:p>
      <text:p text:style-name="Code"><text:span text:style-name="T11"><text:s text:c="17"/></text:span><text:span text:style-name="Code_20_Bold"><text:span text:style-name="T10">this-&gt;z</text:span></text:span><text:span text:style-name="T10">() * </text:span><text:span text:style-name="Code_20_Bold"><text:span text:style-name="T10">this-&gt;z</text:span></text:span><text:span text:style-name="T10">()));</text:span></text:p>
      <text:p text:style-name="Code"><text:span text:style-name="T4"><text:s text:c="3"/></text:span>}</text:p>
      <text:p text:style-name="Code"><text:span text:style-name="T4"><text:s/></text:span><text:span text:style-name="T11"><text:s text:c="2"/></text:span><text:span text:style-name="T10">virtual void print(std::ostream&amp; stream) const {</text:span></text:p>
      <text:p text:style-name="Code"><text:span text:style-name="T11"><text:s text:c="6"/></text:span><text:span text:style-name="T10">stream &lt;&lt; '(' &lt;&lt; </text:span><text:span text:style-name="Code_20_Bold"><text:span text:style-name="T10">this-&gt;x</text:span></text:span><text:span text:style-name="T10">() &lt;&lt; ", " &lt;&lt; </text:span><text:span text:style-name="Code_20_Bold"><text:span text:style-name="T10">this-&gt;y</text:span></text:span><text:span text:style-name="T10">() &lt;&lt; ", " &lt;&lt; z() &lt;&lt; ')';</text:span></text:p>
      <text:p text:style-name="Code"><text:span text:style-name="T4"><text:s text:c="3"/></text:span>}</text:p>
      <text:p text:style-name="Code">private:</text:p>
      <text:p text:style-name="Code"><text:span text:style-name="T4"><text:s text:c="3"/></text:span>T z_;</text:p>
      <text:p text:style-name="Code">};</text:p>
      <text:p text:style-name="Code"/>
      <text:p text:style-name="Code">template&lt;class T&gt;</text:p>
      <text:p text:style-name="Code">std::ostream&amp; operator&lt;&lt;(std::ostream&amp; stream, point2d&lt;T&gt; const&amp; pt)</text:p>
      <text:p text:style-name="P4">{</text:p>
      <text:p text:style-name="Code"><text:soft-page-break/><text:span text:style-name="T11"><text:s text:c="3"/></text:span><text:span text:style-name="Code_20_Bold"><text:span text:style-name="T10">pt.print</text:span></text:span><text:span text:style-name="T10">(stream);</text:span></text:p>
      <text:p text:style-name="Code"><text:span text:style-name="T4"><text:s text:c="3"/></text:span>return stream;</text:p>
      <text:p text:style-name="Code">}</text:p>
      <text:p text:style-name="Code"/>
      <text:p text:style-name="Code">int main()</text:p>
      <text:p text:style-name="Code">{</text:p>
      <text:p text:style-name="Code"><text:span text:style-name="T4"><text:s text:c="3"/></text:span>point3d&lt;int&gt; origin{0, 0, 0};</text:p>
      <text:p text:style-name="Code"><text:span text:style-name="T11"><text:s text:c="3"/></text:span><text:span text:style-name="T10">std::cout &lt;&lt; "abs(origin) = " &lt;&lt; </text:span><text:span text:style-name="Code_20_Bold"><text:span text:style-name="T10">origin.abs</text:span></text:span><text:span text:style-name="T10">() &lt;&lt; '\n';</text:span></text:p>
      <text:p text:style-name="P4"/>
      <text:p text:style-name="P4"><text:span text:style-name="T4"><text:s text:c="3"/></text:span>point3d&lt;int&gt; unit{1, 1, 1};</text:p>
      <text:p text:style-name="P4"><text:span text:style-name="T4"><text:s text:c="3"/></text:span>point2d&lt;int&gt;* ptr{ &amp;unit };</text:p>
      <text:p text:style-name="Code"><text:span text:style-name="T11"><text:s text:c="3"/></text:span><text:span text:style-name="T10">std::cout &lt;&lt; "abs(unit) = " &lt;&lt; </text:span><text:span text:style-name="Code_20_Bold"><text:span text:style-name="T10">ptr-&gt;abs</text:span></text:span><text:span text:style-name="T10">() &lt;&lt; '\n';</text:span></text:p>
      <text:p text:style-name="P4"><text:span text:style-name="T4"><text:s text:c="3"/></text:span>std::cout &lt;&lt; "*ptr = " &lt;&lt; *ptr &lt;&lt; '\n';</text:p>
      <text:p text:style-name="Code">}</text:p>
      <text:p text:style-name="Body_20_Text_20_Cont">The <text:span text:style-name="Code_20_Inline">main()</text:span> function uses member name lookup the way you are used to seeing it. This usage is simple to understand, and you have been using it throughout this book. 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 which means the compiler does not know the base class until the template is instantiated. Only then can it know whether <text:span text:style-name="Code_20_Inline"><text:span text:style-name="T8">x()</text:span></text:span> and <text:span text:style-name="Code_20_Inline"><text:span text:style-name="T8">y()</text:span></text:span> are inherited from the base class or from some other context. When it compiles <text:span text:style-name="Code_20_Inline"><text:span text:style-name="T8">abs()</text:span></text:span>, it needs to know what to do with <text:span text:style-name="Code_20_Inline"><text:span text:style-name="T8">x()</text:span></text:span> and <text:span text:style-name="Code_20_Inline"><text:span text:style-name="T8">y()</text:span></text:span>, so using <text:span text:style-name="Code_20_Inline"><text:span text:style-name="T8">this-&gt;x()</text:span></text:span> and <text:span text:style-name="Code_20_Inline">this-&gt;y()</text:span> tells the compiler to expect to find these member functions in a base class when the template is instantiated. If it cannot find them, it will issue an error message.</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h text:style-name="Heading_20_1" text:outline-level="1"><text:bookmark-end text:name="member"/><text:soft-page-break/>Qualified Name Lookup</text:h>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Code_20_Inline">using</text:span> <text:span text:style-name="Strong_20_Emphasis">directive</text:span> tells the compiler to search in the target namespace as well as the namespace that contains the <text:span text:style-name="Code_20_Inline"><text:span text:style-name="T8">using</text:span></text:span> directive. In the following example, the qualified name <text:span text:style-name="Code_20_Inline">ns2::Integer</text:span> tells the compiler to search in namespace <text:span text:style-name="Code_20_Inline">ns2</text:span> for name <text:span text:style-name="Code_20_Inline">Integer</text:span>. Because <text:span text:style-name="Code_20_Inline">ns2</text:span> contains a <text:span text:style-name="Code_20_Inline"><text:span text:style-name="T8">using</text:span></text:span> directive, the compiler also searches in namespace <text:span text:style-name="Code_20_Inline">ns1</text:span>, and so finds the <text:span text:style-name="Code_20_Inline">Integer</text:span> typedef.</text:p>
      <text:p text:style-name="Code">namespace ns1 { typedef int Integer; }</text:p>
      <text:p text:style-name="Code">namespace ns2 { using namespace ns1; }</text:p>
      <text:p text:style-name="Code">namespace ns3 { ns2::Integer x; }</text:p>
      <text:p text:style-name="Body_20_Text_20_Cont">A <text:span text:style-name="Code_20_Inline"><text:span text:style-name="T8">using</text:span></text:span> <text:span text:style-name="Strong_20_Emphasis"><text:span text:style-name="T5">declaration</text:span></text:span> is slightly different. A <text:span text:style-name="Code_20_Inline"><text:span text:style-name="T8">using</text:span></text:span> directive affects which namespaces the compiler searches to find a name. A <text:span text:style-name="Code_20_Inline"><text:span text:style-name="T8">using</text:span></text:span> declaration doesn’t change <text:soft-page-break/>the set of namespaces to search but merely adds one name to the containing namespace. In the following example, the <text:span text:style-name="Code_20_Inline"><text:span text:style-name="T8">using</text:span></text:span> declaration brings the name <text:span text:style-name="Code_20_Inline">Integer</text:span> into namespace <text:span text:style-name="Code_20_Inline">ns2</text:span>, just as though the typedef were written in <text:span text:style-name="Code_20_Inline">ns2</text:span>.</text:p>
      <text:p text:style-name="Body_20_Text_20_Cont"/>
      <text:p text:style-name="Code">namespace ns1 { typedef int Integer; }</text:p>
      <text:p text:style-name="Code">namespace ns2 { using ns1::Integer; }</text:p>
      <text:p text:style-name="Code">namespace ns3 { ns2::Integer x; }</text:p>
      <text:p text:style-name="Body_20_Text_20_Cont">When a name depends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have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71-2 shows several examples of qualified names.</text:p>
      <text:p text:style-name="Code_20_Caption"><text:span text:style-name="T3">Listing 71-2.</text:span> Qualified Name Lookup</text:p>
      <text:p text:style-name="P4">import &lt;chrono&gt;;</text:p>
      <text:p text:style-name="P4">import &lt;iostream&gt;;</text:p>
      <text:p text:style-name="P4"/>
      <text:p text:style-name="P4">namespace outer {</text:p>
      <text:p text:style-name="P4"><text:span text:style-name="T4"><text:s text:c="3"/></text:span>namespace inner {</text:p>
      <text:p text:style-name="P4"><text:span text:style-name="T4"><text:s text:c="6"/></text:span>class base {</text:p>
      <text:p text:style-name="P4"><text:span text:style-name="T4"><text:s text:c="6"/></text:span>public:</text:p>
      <text:p text:style-name="P4"><text:span text:style-name="T4"><text:s text:c="9"/></text:span>int value() const { return 1; }</text:p>
      <text:p text:style-name="P4"><text:span text:style-name="T4"><text:s text:c="9"/></text:span>static int value(long x) { return static_cast&lt;int&gt;(x); }</text:p>
      <text:p text:style-name="P4"><text:span text:style-name="T4"><text:s text:c="6"/></text:span>};</text:p>
      <text:p text:style-name="P4"><text:span text:style-name="T4"><text:s text:c="3"/></text:span>}</text:p>
      <text:p text:style-name="P4"/>
      <text:p text:style-name="P4"><text:soft-page-break/><text:span text:style-name="T4"><text:s text:c="3"/></text:span>template&lt;class T&gt;</text:p>
      <text:p text:style-name="P4"><text:span text:style-name="T4"><text:s text:c="3"/></text:span>class derived : public inner::base {</text:p>
      <text:p text:style-name="P4"><text:span text:style-name="T4"><text:s text:c="3"/></text:span>public:</text:p>
      <text:p text:style-name="P4"><text:span text:style-name="T4"><text:s text:c="6"/></text:span>typedef T value_type;</text:p>
      <text:p text:style-name="Code"><text:span text:style-name="T11"><text:s text:c="6"/></text:span><text:span text:style-name="T10">using </text:span><text:span text:style-name="Code_20_Bold"><text:span text:style-name="T10">inner::base::value</text:span></text:span><text:span text:style-name="T10">;</text:span></text:p>
      <text:p text:style-name="P4"><text:span text:style-name="T4"><text:s text:c="6"/></text:span>static value_type example;</text:p>
      <text:p text:style-name="P4"><text:span text:style-name="T4"><text:s text:c="6"/></text:span>value_type value(value_type i) const { return i * example; }</text:p>
      <text:p text:style-name="P4"><text:span text:style-name="T4"><text:s text:c="3"/></text:span>};</text:p>
      <text:p text:style-name="P4"/>
      <text:p text:style-name="P4"><text:span text:style-name="T4"><text:s text:c="3"/></text:span>template&lt;class T&gt;</text:p>
      <text:p text:style-name="Code"><text:span text:style-name="T11"><text:s text:c="3"/></text:span><text:span text:style-name="T10">typename </text:span><text:span text:style-name="Code_20_Bold"><text:span text:style-name="T10">derived&lt;T&gt;::value_type</text:span></text:span><text:span text:style-name="T10"> </text:span><text:span text:style-name="Code_20_Bold"><text:span text:style-name="T10">derived&lt;T&gt;::example</text:span></text:span><text:span text:style-name="T10"> = 2;</text:span></text:p>
      <text:p text:style-name="P4">}</text:p>
      <text:p text:style-name="P4"/>
      <text:p text:style-name="P4">template&lt;class T&gt;</text:p>
      <text:p text:style-name="Code"><text:span text:style-name="T10">class more_derived : public </text:span><text:span text:style-name="Code_20_Bold"><text:span text:style-name="T10">outer::derived</text:span></text:span><text:span text:style-name="T10">&lt;T&gt;{</text:span></text:p>
      <text:p text:style-name="P4">public:</text:p>
      <text:p text:style-name="Code"><text:span text:style-name="T11"><text:s text:c="3"/></text:span><text:span text:style-name="T10">typedef </text:span><text:span text:style-name="Code_20_Bold"><text:span text:style-name="T10">outer::derived</text:span></text:span><text:span text:style-name="T10">&lt;T&gt; base_type;</text:span></text:p>
      <text:p text:style-name="Code"><text:span text:style-name="T11"><text:s text:c="3"/></text:span><text:span text:style-name="T10">typedef typename </text:span><text:span text:style-name="Code_20_Bold"><text:span text:style-name="T10">base_type::value_type</text:span></text:span><text:span text:style-name="T10"> value_type;</text:span></text:p>
      <text:p text:style-name="P4"><text:span text:style-name="T4"><text:s text:c="3"/></text:span>more_derived(value_type v) : value_{this-&gt;value(v)} {}</text:p>
      <text:p text:style-name="P4"><text:span text:style-name="T4"><text:s text:c="3"/></text:span>value_type get_value() const { return value_; }</text:p>
      <text:p text:style-name="P4">private:</text:p>
      <text:p text:style-name="P4"><text:span text:style-name="T4"><text:s text:c="3"/></text:span>value_type value_;</text:p>
      <text:p text:style-name="P4">};</text:p>
      <text:p text:style-name="P5"><text:s text:c="2"/></text:p>
      <text:p text:style-name="P4">int main()</text:p>
      <text:p text:style-name="P4">{</text:p>
      <text:p text:style-name="Code"><text:span text:style-name="T11"><text:s text:c="3"/></text:span><text:span text:style-name="Code_20_Bold"><text:span text:style-name="T10">std::chrono::system_clock::time_point</text:span></text:span><text:span text:style-name="T10"> now{</text:span><text:span text:style-name="Code_20_Bold"><text:span text:style-name="T10">std::chrono::system_clock::now</text:span></text:span><text:span text:style-name="T10">()};</text:span></text:p>
      <text:p text:style-name="Code"><text:span text:style-name="T11"><text:s text:c="3"/></text:span><text:span text:style-name="Code_20_Bold"><text:span text:style-name="T10">std::cout</text:span></text:span><text:span text:style-name="T10"> &lt;&lt; now.time_since_epoch().count() &lt;&lt; '\n';</text:span></text:p>
      <text:p text:style-name="P4"/>
      <text:p text:style-name="Code"><text:span text:style-name="T11"><text:s text:c="3"/></text:span><text:span text:style-name="Code_20_Bold"><text:span text:style-name="T10">outer::derived</text:span></text:span><text:span text:style-name="T10">&lt;int&gt; d;</text:span></text:p>
      <text:p text:style-name="Code"><text:span text:style-name="T11"><text:s text:c="3"/></text:span><text:span text:style-name="Code_20_Bold"><text:span text:style-name="T10">std::cout</text:span></text:span><text:span text:style-name="T10"> &lt;&lt; d.value() &lt;&lt; '\n';</text:span></text:p>
      <text:p text:style-name="Code"><text:span text:style-name="T11"><text:s text:c="3"/></text:span><text:span text:style-name="Code_20_Bold"><text:span text:style-name="T10">std::cout</text:span></text:span><text:span text:style-name="T10"> &lt;&lt; d.value(42L) &lt;&lt; '\n';</text:span></text:p>
      <text:p text:style-name="Code"><text:span text:style-name="T11"><text:s text:c="3"/></text:span><text:span text:style-name="Code_20_Bold"><text:span text:style-name="T10">std::cout</text:span></text:span><text:span text:style-name="T10"> &lt;&lt; </text:span><text:span text:style-name="Code_20_Bold"><text:span text:style-name="T10">outer::inner::base::value</text:span></text:span><text:span text:style-name="T10">(2) &lt;&lt; '\n';</text:span></text:p>
      <text:p text:style-name="P4"/>
      <text:p text:style-name="P4"><text:span text:style-name="T4"><text:s text:c="3"/></text:span>more_derived&lt;int&gt; md(2);</text:p>
      <text:p text:style-name="Code"><text:span text:style-name="T11"><text:s text:c="3"/></text:span><text:span text:style-name="Code_20_Bold"><text:span text:style-name="T10">std::cout</text:span></text:span><text:span text:style-name="T10"> &lt;&lt; md.get_value() &lt;&lt; '\n';</text:span></text:p>
      <text:p text:style-name="P4">}</text:p>
      <text:p text:style-name="Body_20_Text_20_Cont"><text:soft-page-break/>The standard <text:span text:style-name="Code_20_Inline">chrono</text:span> library uses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static, so it is called as a qualified name, not by using a member access operator. Although it operates on an object, it behaves as a free function. The only difference between <text:span text:style-name="Code_20_Inline">now()</text:span> and a completely free function is that its name is qualified by a class name instead of a namespace name. Exploration <text:span text:style-name="T5">41</text:span>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A member function (ordinary or static) can refer to a static data member normally, or you can use a qualified name to access the member from outside the class. O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71-2, the first call to <text:span text:style-name="Code_20_Inline">d.value()</text:span> calls <text:span text:style-name="Code_20_Inline">base::value()</text:span>. Without the <text:span text:style-name="Code_20_Inline"><text:span text:style-name="T8">using</text:span></text:span> declaration in <text:span text:style-name="Code_20_Inline">derived</text:span>, the only signature for <text:span text:style-name="Code_20_Inline">value()</text:span> is <text:span text:style-name="Code_20_Inline">value(value_type</text:span> <text:span text:style-name="Code_20_Inline">i)</text:span>, which doesn’t match <text:span text:style-name="Code_20_Inline">value()</text:span>, and so would result in a compile error. But the <text:span text:style-name="Code_20_Inline"><text:span text:style-name="T8">using</text:span></text:span> <text:span text:style-name="Code_20_Inline">inner::base::value</text:span> declaration injects the <text:span text:style-name="Code_20_Inline">value</text:span> name from <text:span text:style-name="Code_20_Inline">inner::base</text:span>, adding the functions <text:span text:style-name="Code_20_Inline">value()</text:span> and value<text:span text:style-name="Code_20_Inline">(long)</text:span> as additional functions overloading the name <text:span text:style-name="Code_20_Inline">value</text:span>. Thus, when the compiler looks up <text:span text:style-name="Code_20_Inline">d.value()</text:span>, it searches all three signatures to <text:soft-page-break/>find the <text:span text:style-name="Code_20_Inline">value()</text:span> that the <text:span text:style-name="Code_20_Inline"><text:span text:style-name="T8">using</text:span></text:span> declaration injected into <text:span text:style-name="Code_20_Inline">derived</text:span>. The second call, <text:span text:style-name="Code_20_Inline">d.value(42L)</text:span>, invok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 searches only the <text:span text:style-name="Code_20_Inline">value</text:span> functions in class <text:span text:style-name="Code_20_Inline">base</text:span>,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ext:span text:style-name="Code_20_Inline">T</text:span>.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h text:style-name="Heading_20_1" text:outline-level="1">Unqualified Name Lookup</text:h>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office:annotation office:name="__Annotation__1506_1084742927" loext:resolved="false"><dc:creator>Michael Thomas</dc:creator><dc:date>2020-04-27T11:55:42.910000000</dc:date><text:p text:style-name="P11"><text:span text:style-name="T17">Sp?</text:span></text:p>
</office:annotation>common<text:change-start text:change-id="ct94365700826496"/> <text:change-end text:change-id="ct94365700826496"/>sense<office:annotation-end office:name="__Annotation__1506_1084742927"/> but complicated, and the details <text:span text:style-name="T5">apply </text:span>primarily to compiler writers who must get all the details correct. For most programmers, you can get by with common sense and a few guidelines.</text:p>
      <text:list xml:id="list806416087" text:style-name="WW8Num11">
        <text:list-item>
          <text:p text:style-name="P10">Names are looked up first in the local scope, then in outer scopes.</text:p>
        </text:list-item>
        <text:list-item>
          <text:p text:style-name="P10">In a class, names are looked up among the class members, then in ancestor classes.</text:p>
        </text:list-item>
        <text:list-item>
          <text:p text:style-name="P10"><text:soft-page-break/>In a template, the compiler must resolve every unqualified object and type name when the template is defined, without regard to the instantiation context. Thus, it does <text:span text:style-name="Emphasis">not</text:span> search a base class for names, if the base class depends on a template parameter.</text:p>
        </text:list-item>
        <text:list-item>
          <text:p text:style-name="P10">If a name cannot be found in the class or ancestors, or if the name is called outside of any class context, the compiler searches the immediate namespace, then outer namespaces.</text:p>
        </text:list-item>
        <text:list-item>
          <text:p text:style-name="P10">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71-3 contains several examples of unqualified name lookup.</text:p>
      <text:p text:style-name="Code_20_Caption"><text:span text:style-name="T3">Listing 71-3.</text:span> Unqualified Name Lookup</text:p>
      <text:p text:style-name="P4">import &lt;iostream&gt;;</text:p>
      <text:p text:style-name="P4"/>
      <text:p text:style-name="P4">namespace outer {</text:p>
      <text:p text:style-name="P4"><text:span text:style-name="T4"><text:s text:c="3"/></text:span>namespace inner {</text:p>
      <text:p text:style-name="P4"><text:span text:style-name="T4"><text:s text:c="6"/></text:span>struct point { int x, y; };</text:p>
      <text:p text:style-name="Code"><text:span text:style-name="T11"><text:s text:c="6"/></text:span><text:span text:style-name="T10">inline </text:span><text:span text:style-name="Code_20_Bold"><text:span text:style-name="T10">std</text:span></text:span><text:span text:style-name="T10">::ostream&amp; operator&lt;&lt;(</text:span><text:span text:style-name="Code_20_Bold"><text:span text:style-name="T10">std</text:span></text:span><text:span text:style-name="T10">::ostream&amp; stream, </text:span><text:span text:style-name="Code_20_Bold"><text:span text:style-name="T10">point</text:span></text:span><text:span text:style-name="T10"> const&amp; p)</text:span></text:p>
      <text:p text:style-name="P4"><text:span text:style-name="T4"><text:s text:c="6"/></text:span>{</text:p>
      <text:p text:style-name="Code"><text:span text:style-name="T11"><text:s text:c="9"/></text:span><text:span text:style-name="Code_20_Bold"><text:span text:style-name="T10">stream</text:span></text:span><text:span text:style-name="T10"> &lt;&lt; '(' &lt;&lt; </text:span><text:span text:style-name="Code_20_Bold"><text:span text:style-name="T10">p</text:span></text:span><text:span text:style-name="T10">.x &lt;&lt; ", " &lt;&lt; </text:span><text:span text:style-name="Code_20_Bold"><text:span text:style-name="T10">p</text:span></text:span><text:span text:style-name="T10">.y &lt;&lt; ')';</text:span></text:p>
      <text:p text:style-name="Code"><text:span text:style-name="T11"><text:s text:c="9"/></text:span><text:span text:style-name="T10">return </text:span><text:span text:style-name="Code_20_Bold"><text:span text:style-name="T10">stream</text:span></text:span><text:span text:style-name="T10">;</text:span></text:p>
      <text:p text:style-name="P4"><text:span text:style-name="T4"><text:s text:c="6"/></text:span>}</text:p>
      <text:p text:style-name="P4"><text:span text:style-name="T4"><text:s text:c="3"/></text:span>}</text:p>
      <text:p text:style-name="P4">}</text:p>
      <text:p text:style-name="P4"/>
      <text:p text:style-name="P4">typedef int Integer;</text:p>
      <text:p text:style-name="P4"/>
      <text:p text:style-name="Code"><text:span text:style-name="T10">int </text:span><text:span text:style-name="Code_20_Bold"><text:span text:style-name="T10">main</text:span></text:span><text:span text:style-name="T10">()</text:span></text:p>
      <text:p text:style-name="P4"><text:soft-page-break/>{</text:p>
      <text:p text:style-name="P4"><text:span text:style-name="T4"><text:s text:c="3"/></text:span>const int multiplier{2};</text:p>
      <text:p text:style-name="P4"><text:span text:style-name="T4"><text:s text:c="3"/></text:span>for (Integer i : { 1, 2, 3}) {</text:p>
      <text:p text:style-name="Code"><text:span text:style-name="T11"><text:s text:c="6"/></text:span><text:span text:style-name="Code_20_Bold"><text:span text:style-name="T10">outer</text:span></text:span><text:span text:style-name="T10">::inner::point p{</text:span><text:span text:style-name="Code_20_Bold"><text:span text:style-name="T10"> i</text:span></text:span><text:span text:style-name="T10">, </text:span><text:span text:style-name="Code_20_Bold"><text:span text:style-name="T10">i</text:span></text:span><text:span text:style-name="T10"> * </text:span><text:span text:style-name="Code_20_Bold"><text:span text:style-name="T10">multiplier</text:span></text:span><text:span text:style-name="T10"> };</text:span></text:p>
      <text:p text:style-name="Code"><text:span text:style-name="T11"><text:s text:c="6"/></text:span><text:span text:style-name="Code_20_Bold"><text:span text:style-name="T10">std</text:span></text:span><text:span text:style-name="T10">::cout &lt;&lt; </text:span><text:span text:style-name="Code_20_Bold"><text:span text:style-name="T10">p</text:span></text:span><text:span text:style-name="T10"> &lt;&lt; '\n';</text:span></text:p>
      <text:p text:style-name="P4"><text:span text:style-name="T4"><text:s text:c="3"/></text:span>}</text:p>
      <text:p text:style-name="P4">}</text:p>
      <text:h text:style-name="Heading_20_1" text:outline-level="1">Argument-Dependent Lookup</text:h>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namespaces to search and combines them with the namespaces it searches for normal lookup. The compiler b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text:soft-page-break/>Listing 71-4 shows several examples of argument-dependent lookup. The listing uses the definition of <text:span text:style-name="Code_20_Inline">rational</text:span> from Exploration 5<text:change-start text:change-id="ct94365820140128"/><text:span text:style-name="T13">3</text:span><text:change-end text:change-id="ct94365820140128"/><text:change text:change-id="ct94365804123904"/>, in the <text:span text:style-name="Code_20_Inline">numeric</text:span> namespace.</text:p>
      <text:p text:style-name="Code_20_Caption"><text:span text:style-name="T3">Listing 71-4.</text:span> Argument-Dependent Name Lookup</text:p>
      <text:p text:style-name="Code">import &lt;cmath&gt;;</text:p>
      <text:p text:style-name="Code">import &lt;iostream&gt;;</text:p>
      <text:p text:style-name="Code"><office:annotation office:name="__Annotation__1541_1084742927" loext:resolved="false"><dc:creator>Michael Thomas</dc:creator><dc:date>2020-04-27T11:59:20.210000000</dc:date><text:p text:style-name="P11"><text:span text:style-name="T16">It may be helpful to remind the readers which chapter Rational was created.</text:span></text:p>
</office:annotation>import rational;<office:annotation-end office:name="__Annotation__1541_1084742927"/></text:p>
      <text:p text:style-name="Code"/>
      <text:p text:style-name="Code">namespace data {</text:p>
      <text:p text:style-name="Code"><text:span text:style-name="T4"><text:s text:c="2"/></text:span>template&lt;class T&gt;</text:p>
      <text:p text:style-name="Code"><text:span text:style-name="T4"><text:s text:c="2"/></text:span>struct point {</text:p>
      <text:p text:style-name="Code"><text:span text:style-name="T4"><text:s text:c="4"/></text:span>T x, y;</text:p>
      <text:p text:style-name="Code"><text:span text:style-name="T4"><text:s text:c="2"/></text:span>};</text:p>
      <text:p text:style-name="Code"><text:span text:style-name="T4"><text:s text:c="2"/></text:span>template&lt;class Ch, class Tr, class T&gt;</text:p>
      <text:p text:style-name="Code"><text:span text:style-name="T4"><text:s text:c="2"/></text:span>std::basic_ostream&lt;Ch, Tr&gt;&amp; operator&lt;&lt;(std::basic_ostream&lt;Ch, Tr&gt;&amp; stream, point&lt;T&gt; const&amp; pt)</text:p>
      <text:p text:style-name="Code"><text:span text:style-name="T4"><text:s text:c="2"/></text:span>{</text:p>
      <text:p text:style-name="Code"><text:span text:style-name="T4"><text:s text:c="4"/></text:span>stream &lt;&lt; '(' &lt;&lt; pt.x &lt;&lt; ", " &lt;&lt; pt.y &lt;&lt; ')';</text:p>
      <text:p text:style-name="Code"><text:span text:style-name="T4"><text:s text:c="4"/></text:span>return stream;</text:p>
      <text:p text:style-name="Code"><text:span text:style-name="T4"><text:s text:c="2"/></text:span>}</text:p>
      <text:p text:style-name="Code"><text:span text:style-name="T4"><text:s text:c="2"/></text:span>template&lt;class T&gt;</text:p>
      <text:p text:style-name="Code"><text:span text:style-name="T4"><text:s text:c="2"/></text:span>T abs(point&lt;T&gt; const&amp; pt) {</text:p>
      <text:p text:style-name="Code"><text:span text:style-name="T4"><text:s text:c="4"/></text:span>using namespace std;</text:p>
      <text:p text:style-name="Code"><text:span text:style-name="T4"><text:s text:c="4"/></text:span>return sqrt(pt.x * pt.x + pt.y * pt.y);</text:p>
      <text:p text:style-name="Code"><text:span text:style-name="T4"><text:s text:c="2"/></text:span>}</text:p>
      <text:p text:style-name="Code">}</text:p>
      <text:p text:style-name="Code"/>
      <text:p text:style-name="Code">namespace numeric {</text:p>
      <text:p text:style-name="Code"><text:span text:style-name="T4"><text:s text:c="3"/></text:span>template&lt;class T&gt;</text:p>
      <text:p text:style-name="Code"><text:span text:style-name="T4"><text:s text:c="3"/></text:span>rational&lt;T&gt; sqrt(rational&lt;T&gt; r)</text:p>
      <text:p text:style-name="Code"><text:span text:style-name="T4"><text:s text:c="3"/></text:span>{</text:p>
      <text:p text:style-name="Code"><text:span text:style-name="T4"><text:s text:c="5"/></text:span>using std::sqrt;</text:p>
      <text:p text:style-name="Code"><text:span text:style-name="T4"><text:s text:c="5"/></text:span>return rational&lt;T&gt;{sqrt(static_cast&lt;double&gt;(r))};</text:p>
      <text:p text:style-name="Code"><text:span text:style-name="T4"><text:s text:c="3"/></text:span>}</text:p>
      <text:p text:style-name="Code">}</text:p>
      <text:p text:style-name="Code"/>
      <text:p text:style-name="Code"><text:soft-page-break/>int main()</text:p>
      <text:p text:style-name="Code">{</text:p>
      <text:p text:style-name="Code"><text:span text:style-name="T4"><text:s text:c="3"/></text:span>using namespace std;</text:p>
      <text:p text:style-name="Code"><text:span text:style-name="T4"><text:s text:c="3"/></text:span>data::point&lt;numeric::rational&lt;int&gt;&gt; a{ numeric::rational&lt;int&gt;{1, 2}, numeric::rational&lt;int&gt;{2, 4} };</text:p>
      <text:p text:style-name="Code"><text:span text:style-name="T4"><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text:alphabetical-index-mark text:string-value="compiler" text:key1="Name lookup" text:key2="argument-dependent lookup"/><text:alphabetical-index-mark text:string-value="compiler" text:key1="Argument-dependent lookup"/>finds the namespace <text:span text:style-name="Code_20_Inline">data</text:span>, declared in the global namespace. The compiler then knows to look 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has to look up <text:span text:style-name="Code_20_Inline">abs</text:span>.</text:p>
      <text:p text:style-name="Body_20_Text_20_Cont">The compiler searches first in the local scope and then in the global scope. The <text:span text:style-name="Code_20_Inline"><text:span text:style-name="T8">using</text:span></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namespace <text:span text:style-name="Code_20_Inline">std</text:span>, or the global <text:soft-page-break/>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71-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have to until the template is instantiated. As you can see, writing code that takes advantage of argument-dependent lookup is straightforward, if you follow simple guidelines. The next Exploration takes a closer look at the rules for resolving overloaded functions and operators. Again, you will find complicated rules that can be made simple by following some basic guideli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Normal2" svg:font-family="TheSansMonoConNormal" style:font-family-generic="swiss" style:font-pitch="fixed"/>
    <style:font-face style:name="Lucida Grande" svg:font-family="'Lucida Grande'" style:font-pitch="variable"/>
    <style:font-face style:name="Utopia" svg:font-family="Utopia" style:font-pitch="variable"/>
    <style:font-face style:name="ZapfDingbats2"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font-style="italic" style:font-size-asian="10pt" style:font-style-asian="italic" style:font-name-complex="Utopia"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9zfalse" style:family="text"/>
    <style:style style:name="WW8Num9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1" fo:font-family="ZapfDingbats, 'Zapf Dingbats'" style:font-family-generic="decorative" style:font-pitch="variable" style:font-charset="x-symbol" fo:font-size="12pt" style:font-size-asian="12pt" style:font-name-complex="ZapfDingbats1"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 fo:font-family="Utopia" style:font-pitch="variable" fo:font-size="8pt" style:font-size-asian="8pt" style:font-name-complex="Utopia"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1" style:font-family-complex="'Courier New'" style:font-family-generic-complex="modern"/>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style:letter-kerning="true" style:font-size-asian="9pt" style:font-name-complex="Lucida Grande" style:font-family-complex="'Lucida Grande'"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4ztrue" style:family="text"/>
    <style:style style:name="WW8Num8ztrue" style:family="text"/>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Names, Namespaces, and Templates</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Names, Namespaces, and Templates</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5-04T12:37:51.621131133</dc:date>
    <meta:editing-cycles>41</meta:editing-cycles>
    <meta:editing-duration>PT3H1M15S</meta:editing-duration>
    <meta:generator>LibreOffice/6.4.2.2$Linux_X86_64 LibreOffice_project/40$Build-2</meta:generator>
    <meta:document-statistic meta:table-count="0" meta:image-count="0" meta:object-count="0" meta:page-count="17" meta:paragraph-count="228" meta:word-count="3937" meta:character-count="23997" meta:non-whitespace-character-count="19909"/>
    <meta:user-defined meta:name="Chapter Number">71</meta:user-defined>
    <meta:user-defined meta:name="ContentType">Document</meta:user-defined>
  </office:meta>
</office:document-meta>
</file>